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rsid="0001d216" officeooo:paragraph-rsid="0001d216" style:font-size-asian="11pt" style:font-size-complex="11pt"/>
    </style:style>
    <style:style style:name="P2" style:family="paragraph" style:parent-style-name="Standard">
      <style:paragraph-properties fo:text-align="justify" style:justify-single-word="false"/>
      <style:text-properties fo:font-size="11pt" officeooo:rsid="00181b8b" officeooo:paragraph-rsid="00181b8b" style:font-size-asian="11pt" style:font-size-complex="11pt"/>
    </style:style>
    <style:style style:name="P3" style:family="paragraph" style:parent-style-name="Standard">
      <style:paragraph-properties fo:text-align="start" style:justify-single-word="false"/>
      <style:text-properties fo:font-size="11pt" officeooo:rsid="00181b8b" officeooo:paragraph-rsid="00181b8b" style:font-size-asian="11pt" style:font-size-complex="11pt"/>
    </style:style>
    <style:style style:name="P4" style:family="paragraph" style:parent-style-name="Standard">
      <style:paragraph-properties fo:text-align="justify" style:justify-single-word="false"/>
      <style:text-properties fo:font-size="11pt" style:text-underline-style="none" fo:font-weight="normal" officeooo:rsid="0001d216" officeooo:paragraph-rsid="0001d216"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style:text-underline-style="none" fo:font-weight="normal" officeooo:rsid="0001d216" officeooo:paragraph-rsid="000b08c2"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size="11pt" style:text-underline-style="none" fo:font-weight="normal" officeooo:rsid="000b08c2" officeooo:paragraph-rsid="000b08c2"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font-size="11pt" style:text-underline-style="none" fo:font-weight="normal" officeooo:rsid="000b08c2" officeooo:paragraph-rsid="000f8f55"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size="11pt" style:text-underline-style="none" fo:font-weight="normal" officeooo:rsid="000c61b3" officeooo:paragraph-rsid="000c61b3"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style:text-underline-style="none" fo:font-weight="normal" officeooo:rsid="000f8f55" officeooo:paragraph-rsid="000f8f55"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1pt" style:text-underline-style="none" fo:font-weight="normal" officeooo:rsid="00121964" officeooo:paragraph-rsid="00121964"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11pt" style:text-underline-style="none" fo:font-weight="normal" officeooo:rsid="00050443" officeooo:paragraph-rsid="00050443"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style:text-underline-style="none" fo:font-weight="normal" officeooo:rsid="00050443" officeooo:paragraph-rsid="0019a392"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size="11pt" style:text-underline-style="none" fo:font-weight="normal" officeooo:rsid="0009d539" officeooo:paragraph-rsid="0009d539"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size="11pt" style:text-underline-style="none" fo:font-weight="normal" officeooo:rsid="0012d5e8" officeooo:paragraph-rsid="0012d5e8"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fo:font-size="11pt" style:text-underline-style="none" fo:font-weight="normal" officeooo:rsid="00148528" officeooo:paragraph-rsid="00148528"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size="11pt" style:text-underline-style="none" fo:font-weight="normal" officeooo:rsid="0007eea1" officeooo:paragraph-rsid="0007eea1"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font-size="11pt" style:text-underline-style="none" fo:font-weight="normal" officeooo:rsid="0015105a" officeooo:paragraph-rsid="0015105a"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size="11pt" style:text-underline-style="none" fo:font-weight="normal" officeooo:rsid="00160177" officeooo:paragraph-rsid="00160177"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font-size="11pt" style:text-underline-style="none" fo:font-weight="normal" officeooo:rsid="0016226c" officeooo:paragraph-rsid="0016226c"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style:text-underline-style="none" fo:font-weight="normal" officeooo:rsid="001c0087" officeooo:paragraph-rsid="001c0087"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DejaVu Serif" fo:font-size="17.25pt" fo:font-weight="normal" style:font-weight-asian="normal" style:font-weight-complex="normal"/>
    </style:style>
    <style:style style:name="P22" style:family="paragraph" style:parent-style-name="Standard">
      <style:paragraph-properties fo:text-align="center" style:justify-single-word="false"/>
      <style:text-properties style:font-name="DejaVu Serif" fo:font-size="14pt" fo:font-weight="normal"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25.5pt" fo:font-weight="normal" officeooo:rsid="00181b8b" officeooo:paragraph-rsid="00181b8b"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officeooo:rsid="00181b8b" officeooo:paragraph-rsid="00181b8b" style:font-size-asian="14pt" style:font-size-complex="14pt"/>
    </style:style>
    <style:style style:name="P26" style:family="paragraph" style:parent-style-name="Standard">
      <style:paragraph-properties fo:text-align="justify" style:justify-single-word="false" fo:break-before="page"/>
      <style:text-properties fo:font-size="11pt" style:text-underline-style="solid" style:text-underline-width="auto" style:text-underline-color="font-color" fo:font-weight="bold" officeooo:rsid="0001d216" officeooo:paragraph-rsid="0001d216" style:font-size-asian="11pt" style:font-weight-asian="bold" style:font-size-complex="11pt" style:font-weight-complex="bold"/>
    </style:style>
    <style:style style:name="P27" style:family="paragraph" style:parent-style-name="Standard">
      <style:paragraph-properties fo:text-align="justify" style:justify-single-word="false" fo:break-before="page"/>
      <style:text-properties fo:font-size="11pt" style:text-underline-style="solid" style:text-underline-width="auto" style:text-underline-color="font-color" fo:font-weight="bold" officeooo:rsid="00050443" officeooo:paragraph-rsid="00050443" style:font-size-asian="11pt" style:font-weight-asian="bold" style:font-size-complex="11pt" style:font-weight-complex="bold"/>
    </style:style>
    <style:style style:name="P28" style:family="paragraph" style:parent-style-name="Standard">
      <style:paragraph-properties fo:text-align="justify" style:justify-single-word="false" fo:break-before="page"/>
      <style:text-properties fo:font-size="11pt" style:text-underline-style="none" fo:font-weight="normal" officeooo:rsid="00050443" officeooo:paragraph-rsid="00050443" style:font-size-asian="11pt" style:font-weight-asian="normal" style:font-size-complex="11pt" style:font-weight-complex="normal"/>
    </style:style>
    <style:style style:name="P29" style:family="paragraph" style:parent-style-name="Standard">
      <style:paragraph-properties fo:text-align="justify" style:justify-single-word="false" fo:break-before="page"/>
      <style:text-properties fo:font-size="11pt" style:text-underline-style="none" fo:font-weight="normal" officeooo:rsid="0007eea1" officeooo:paragraph-rsid="0007eea1" style:font-size-asian="11pt" style:font-weight-asian="normal" style:font-size-complex="11pt" style:font-weight-complex="normal"/>
    </style:style>
    <style:style style:name="P30" style:family="paragraph" style:parent-style-name="Standard">
      <style:paragraph-properties fo:text-align="justify" style:justify-single-word="false" fo:break-before="page"/>
      <style:text-properties fo:font-size="11pt" style:text-underline-style="none" fo:font-weight="normal" officeooo:rsid="0015105a" officeooo:paragraph-rsid="0015105a" style:font-size-asian="11pt" style:font-weight-asian="normal" style:font-size-complex="11pt" style:font-weight-complex="normal"/>
    </style:style>
    <style:style style:name="P31" style:family="paragraph" style:parent-style-name="Standard">
      <style:paragraph-properties fo:text-align="justify" style:justify-single-word="false" fo:break-before="page"/>
      <style:text-properties fo:font-size="11pt" style:text-underline-style="none" fo:font-weight="normal" officeooo:rsid="00160177" officeooo:paragraph-rsid="00160177" style:font-size-asian="11pt" style:font-weight-asian="normal" style:font-size-complex="11pt" style:font-weight-complex="normal"/>
    </style:style>
    <style:style style:name="P32" style:family="paragraph" style:parent-style-name="Standard">
      <style:paragraph-properties fo:text-align="justify" style:justify-single-word="false" fo:break-before="page"/>
      <style:text-properties fo:font-size="11pt" style:text-underline-style="none" fo:font-weight="normal" officeooo:rsid="0001d216" officeooo:paragraph-rsid="0001d216" style:font-size-asian="11pt" style:font-weight-asian="normal" style:font-size-complex="11pt" style:font-weight-complex="normal"/>
    </style:style>
    <style:style style:name="P33" style:family="paragraph">
      <loext:graphic-properties draw:fill="none" draw:fill-color="#ffffff"/>
    </style:style>
    <style:style style:name="P34" style:family="paragraph">
      <style:paragraph-properties fo:text-align="start"/>
    </style:style>
    <style:style style:name="P35" style:family="paragraph">
      <loext:graphic-properties draw:fill="none" draw:fill-color="#ffffff"/>
      <style:paragraph-properties fo:text-align="start"/>
    </style:style>
    <style:style style:name="T1" style:family="text">
      <style:text-properties officeooo:rsid="000b08c2"/>
    </style:style>
    <style:style style:name="T2" style:family="text">
      <style:text-properties officeooo:rsid="000f8f55"/>
    </style:style>
    <style:style style:name="T3" style:family="text">
      <style:text-properties officeooo:rsid="0010fc26"/>
    </style:style>
    <style:style style:name="T4" style:family="text">
      <style:text-properties officeooo:rsid="00050443"/>
    </style:style>
    <style:style style:name="T5" style:family="text">
      <style:text-properties style:font-name="DejaVu Serif"/>
    </style:style>
    <style:style style:name="T6" style:family="text">
      <style:text-properties fo:font-size="14pt" style:font-size-asian="14pt" style:font-size-complex="14pt"/>
    </style:style>
    <style:style style:name="T7" style:family="text">
      <style:text-properties fo:font-size="18pt" style:text-underline-style="solid" style:text-underline-width="auto" style:text-underline-color="font-color" style:font-size-asian="18pt" style:font-size-complex="18pt"/>
    </style:style>
    <style:style style:name="T8" style:family="text">
      <style:text-properties officeooo:rsid="0019a392"/>
    </style:style>
    <style:style style:name="T9" style:family="text">
      <style:text-properties officeooo:rsid="001a030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8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5">Λειτουργικά Συστήματα</text:span></text:p>
      <text:p text:style-name="P21">7ο εξάμηνο, Ακαδημαϊκή περίοδος 2017-2018</text:p>
      <text:p text:style-name="P22">Άσκηση 1:</text:p>
      <text:p text:style-name="P24"><text:span text:style-name="T5">Εισαγωγή στο περιβάλλον προγραμματισμού</text:span></text:p>
      <text:p text:style-name="P1"/>
      <text:p text:style-name="P3"><text:tab/><text:tab/><text:tab/><text:tab/><text:tab/><text:tab/><text:span text:style-name="T7">oslabc19</text:span></text:p>
      <text:p text:style-name="P25"/>
      <text:p text:style-name="P25">Χαράλαμπος Κάρδαρης<text:tab/><text:tab/><text:tab/><text:tab/>Μιχάλης Παπαδόπουλλος </text:p>
      <text:p text:style-name="P25">Α.Μ. 03114074 <text:tab/><text:tab/><text:tab/><text:tab/><text:tab/>Α.Μ. 03114702</text:p>
      <text:p text:style-name="P2"><text:span text:style-name="T6">bkardaris@hotmail.com<text:tab/><text:tab/><text:tab/><text:tab/>mechatr0nic.cy@gmail.com </text:span><text:tab/></text:p>
      <text:p text:style-name="P26">Άσκηση 1:</text:p>
      <text:p text:style-name="P4"/>
      <text:p text:style-name="P4">[source codes]</text:p>
      <text:p text:style-name="P6"/>
      <text:p text:style-name="P6">--- main.c code ---</text:p>
      <text:p text:style-name="P6"/>
      <text:p text:style-name="P6">#include &lt;stdio.h&gt;</text:p>
      <text:p text:style-name="P6">#include &lt;unistd.h&gt;</text:p>
      <text:p text:style-name="P6"/>
      <text:p text:style-name="P6">#include "zing.h"</text:p>
      <text:p text:style-name="P6"/>
      <text:p text:style-name="P6">int main(void)</text:p>
      <text:p text:style-name="P6">{<text:tab/></text:p>
      <text:p text:style-name="P6"/>
      <text:p text:style-name="P6"><text:tab/>// call zing</text:p>
      <text:p text:style-name="P6"><text:tab/>zing();</text:p>
      <text:p text:style-name="P6"><text:tab/>return 0;</text:p>
      <text:p text:style-name="P6">}</text:p>
      <text:p text:style-name="P6"/>
      <text:p text:style-name="P7">Οι κώδικες των υπολοίπων αρχείων βρίσκονται παρακάτω, στα αντίστοιχα ερωτήματα από την εκφώνηση.</text:p>
      <text:p text:style-name="P6"/>
      <text:p text:style-name="P6">[compile and link]</text:p>
      <text:p text:style-name="P6">Compile των προγραμμάτων γίνεται με τις εντολές:</text:p>
      <text:p text:style-name="P8"><text:span text:style-name="T2">$ </text:span>gcc main.c -c</text:p>
      <text:p text:style-name="P8"><text:span text:style-name="T2">$ </text:span>gcc zing2.c -c</text:p>
      <text:p text:style-name="P8"/>
      <text:p text:style-name="P8">To linking με τις εντολές <text:span text:style-name="T3">(παράγεται το εκτελέσιμο πρόγραμμα)</text:span>:</text:p>
      <text:p text:style-name="P8"><text:span text:style-name="T2">$ </text:span>gcc main.o zing.o -lc</text:p>
      <text:p text:style-name="P8"><text:span text:style-name="T2">$ </text:span>gcc main.o sing2.o -lc</text:p>
      <text:p text:style-name="P8">για τα δύο προγράμματα αντίστοιχα.</text:p>
      <text:p text:style-name="P8"/>
      <text:p text:style-name="P8">To Makefile κάνει την παραπάνω διαδικασία αυτόματα με τις εντολές:</text:p>
      <text:p text:style-name="P8"><text:span text:style-name="T2">$ </text:span>make prog</text:p>
      <text:p text:style-name="P8"><text:span text:style-name="T2">$ </text:span>make prog2 </text:p>
      <text:p text:style-name="P8"/>
      <text:p text:style-name="P9">Με τις εντολές:</text:p>
      <text:p text:style-name="P9">$ ./prog</text:p>
      <text:p text:style-name="P9">$ ./prog2</text:p>
      <text:p text:style-name="P9"/>
      <text:p text:style-name="P9">παίρνουμε το output των προγραμμάτων που είναι:</text:p>
      <text:p text:style-name="P9">Hello, oslabc19</text:p>
      <text:p text:style-name="P9">Hello, oslabc19!</text:p>
      <text:p text:style-name="P9">αντίστοιχα</text:p>
      <text:p text:style-name="P6"/>
      <text:p text:style-name="P9">Τον χρήστη <text:span text:style-name="T8">(oslabc19)</text:span>, όπως φαίνεται και στον κώδικα της zing2.c (παρακάτω) μας τον δίνει η συνάρτηση getLogin().</text:p>
      <text:p text:style-name="P9"/>
      <text:p text:style-name="P9">Από τα manpages πληροφορούμαστε για αυτή τη συνάρτηση:</text:p>
      <text:p text:style-name="P9">getlogin() <text:s/>returns <text:s/>a <text:s/>pointer <text:s/>to a string containing the name of the user logged in on the controlling terminal of the process, <text:s/>or <text:s/>a <text:s/>null pointer if this information cannot be determined.</text:p>
      <text:p text:style-name="P5"/>
      <text:p text:style-name="P32">1. Χρησιμοποιούμε τα αρχεία επικεφαλίδας (header files), ωστε να ορίσουμε τις απαραίτητες συναρτήσεις (definitions), δομές δεδομένων, σταθερές και preprocessor directives, που θα χρειαστεί το προγραμμά μας και γενικότερα που μπορούν να χρησιμοποιηθούν απο πληθώρα προγραμμάτων όπως για παράδειγμα η κλασσική βιβλιοθήκη της C – stdio.h.</text:p>
      <text:p text:style-name="P4">Κάνοντας include κάποιο αρχείο επικεφαλίδας σε κάποιο αρχείο κώδικα, είναι σαν να αντιγράφουμε τα περιεχόμενα του αρχείου αυτού στη θέση που κάνουμε include. Αυτό βοηθά τον προγραμματιστή να είναι πιο productive, αφου μειώνει το χρόνο που χρειάζεται ώστε να κάνει αλλαγές στον κώδικα (αφου δεν θα χρειάζεται να κανει copy-paste σε όλα τα αρχεία που περιέχουν τον κώδικα που πρέπει να αλλαχτει) καθώς επίσης η διαδικασία αποσφαλμάτωσης γίνεται πιο εύκολα. Έτσι, το προγραμμά μας δεν θα έχει πρόβλημα με inconsistent κωδικα – αφου μόνο μια φορα χρειάζεται να κάνουμε την αλλαγή – στο αναλογο αρχείο υλοποίησης και επικεφαλίδας.</text:p>
      <text:p text:style-name="P4"/>
      <text:p text:style-name="P4">----------------------------------------------------------------------------------------------------------</text:p>
      <text:p text:style-name="P10"/>
      <text:p text:style-name="P10">Όσον αφορά την γραμμή στον κώδικα του zing.h “#pragma once” έχουμε:</text:p>
      <text:p text:style-name="P10"/>
      <text:p text:style-name="P10">Αυτη η εντολή εξασφαλίζει ότι κάθε δηλωθείσα συνάρτηση σε ένα header δεν θα γίνει include παραπάνω από μία φορά σε ένα πρόγραμμα.</text:p>
      <text:p text:style-name="P4"/>
      <text:p text:style-name="P12">2. <text:span text:style-name="T8">To Makefile είναι:</text:span></text:p>
      <text:p text:style-name="P12"/>
      <text:p text:style-name="P11">CC='gcc'</text:p>
      <text:p text:style-name="P11">CFLAGS='-Wall'</text:p>
      <text:p text:style-name="P11">LIBS='-lc'</text:p>
      <text:p text:style-name="P11">ECLEAN='main.o zing2.o prog prog2'</text:p>
      <text:p text:style-name="P11"/>
      <text:p text:style-name="P11">main.o : main.c</text:p>
      <text:p text:style-name="P11"><text:tab/>$(CC) $&lt; -c</text:p>
      <text:p text:style-name="P11"/>
      <text:p text:style-name="P11">zing2.o : zing2.c</text:p>
      <text:p text:style-name="P11"><text:tab/>$(CC) $&lt; -c</text:p>
      <text:p text:style-name="P11"/>
      <text:p text:style-name="P11">prog : main.o zing.o</text:p>
      <text:p text:style-name="P11"><text:tab/>$(CC) $^ $(CFLAGS) -o $@ $(LIBS)</text:p>
      <text:p text:style-name="P11"/>
      <text:p text:style-name="P11">prog2 : main.o zing2.o</text:p>
      <text:p text:style-name="P11"><text:tab/>$(CC) $^ $(CFLAGS) -o $@ $(LIBS)</text:p>
      <text:p text:style-name="P11"/>
      <text:p text:style-name="P11">clean :</text:p>
      <text:p text:style-name="P11"><text:tab/>rm -rf $(ECLEAN)</text:p>
      <text:p text:style-name="P11"/>
      <text:p text:style-name="P11"/>
      <text:p text:style-name="P28">3. <text:span text:style-name="T8">Το zing2.c είναι:</text:span></text:p>
      <text:p text:style-name="P11"/>
      <text:p text:style-name="P11">#include &lt;stdio.h&gt;</text:p>
      <text:p text:style-name="P11">#include &lt;unistd.h&gt;</text:p>
      <text:p text:style-name="P11"/>
      <text:p text:style-name="P11">#include "zing.h"</text:p>
      <text:p text:style-name="P11"/>
      <text:p text:style-name="P11">void zing(void)</text:p>
      <text:p text:style-name="P11">{</text:p>
      <text:p text:style-name="P11"><text:tab/>printf("Hello, %s!\n", getlogin());</text:p>
      <text:p text:style-name="P11">}</text:p>
      <text:p text:style-name="P11"/>
      <text:p text:style-name="P11">4.</text:p>
      <text:p text:style-name="P13">Το πρόβλημα αντιμετωπίζεται με τη δημιουργία ξεχωριστών αρχείων για κάθε συνάρτηση (ή ομάδα συναρτήσεων) και τη χρήση Makefile. Με αυτόν τον τρόπο κάθε φορά που κάνουμε αλλαγές σε κάποια συνάρτηση, δεν χρειάζεται να κάνουμε compile όλο τον κώδικα από την αρχή, αλλά μόνο του αρχείου που την περιέχει και απλώς μετά να κάνουμε link ξανά όλα τα παραγόμενα .ο αρχεία. Το Makefile ειναι γραμμένο με τέτοιο τρόπο, ώστε να αυτοματοποείται η διαδικασία επιλογής του αρχείου που πρέπει να γίνει compile και του lin<text:span text:style-name="T1">king.</text:span></text:p>
      <text:p text:style-name="P11"/>
      <text:p text:style-name="P11">5. Everything is a file [Unix]. Το αρχείο `foo.c` περιέχει πλέον εκτελέσιμο κώδικα που εγινε generate απο τον compiler gcc.</text:p>
      <text:p text:style-name="P27">Άσκηση 2:</text:p>
      <text:p text:style-name="P14">1.</text:p>
      <text:p text:style-name="P11">[show help menu code]</text:p>
      <text:p text:style-name="P11"><draw:frame text:anchor-type="paragraph" draw:z-index="1" draw:name="Shape2" draw:style-name="gr2" draw:text-style-name="P35" svg:width="6.6449in" svg:height="1.7512in" svg:x="0.0043in" svg:y="0.148in"><draw:text-box><text:p text:style-name="P34">if ((argc != 3 &amp;&amp; argc != 4) || strcmp(argv[1], "--help") == 0) {</text:p><text:p text:style-name="P34"><text:s text:c="2"/><text:tab/>usage();</text:p><text:p text:style-name="P34">}</text:p><text:p text:style-name="P34"/><text:p text:style-name="P34">void usage( void )<text:tab/>// prints help message to STDOUT</text:p><text:p text:style-name="P34">{</text:p><text:p text:style-name="P34"><text:tab/>printf ("Usage: ./fconc &lt;infile1&gt; &lt;infile2&gt; [&lt;outfile&gt;]\n");</text:p><text:p text:style-name="P34"><text:tab/>exit(0);</text:p><text:p text:style-name="P34">}</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show error handling code]</text:p>
      <text:p text:style-name="P11"><draw:frame text:anchor-type="paragraph" draw:z-index="2" draw:name="Shape3" draw:style-name="gr3" draw:text-style-name="P33" svg:width="7.063in" svg:height="7.1953in" svg:x="0.0563in" svg:y="0.1898in"><draw:text-box><text:p>//Wrong arguments, or, invokation with –help:<text:tab/></text:p><text:p>if ((argc != 3 &amp;&amp; argc != 4) || strcmp(argv[1], "--help") == 0) {</text:p><text:p><text:tab/><text:tab/>usage();</text:p><text:p>}</text:p><text:p>char *outf = "fconc.out";</text:p><text:p>if (argc == 4) { </text:p><text:p><text:tab/><text:tab/>outf = argv[3];</text:p><text:p><text:tab/>if ( (strcmp(argv[3], argv[2]) == 0 || strcmp(argv[3], argv[1]) == 0) ) {</text:p><text:p><text:tab/><text:tab/><text:tab/>warning();</text:p><text:p><text:tab/><text:tab/><text:tab/>// Warning: outfile is the same as one of its input file</text:p><text:p><text:tab/><text:tab/><text:tab/>// print Warning, and ask user to give an alternative output filename</text:p><text:p><text:tab/><text:tab/>}</text:p><text:p>}</text:p><text:p/><text:p>[File descriptors]</text:p><text:p><text:tab/>// open() </text:p><text:p><text:tab/>fd[0] = open(argv[1], O_RDONLY);</text:p><text:p><text:tab/>if (fd[0] == -1) {<text:tab/>// error handling :: fd[0]</text:p><text:p><text:tab/><text:tab/>perror("open[infile1]");</text:p><text:p><text:tab/><text:tab/>exit(-1);</text:p><text:p><text:tab/>}</text:p><text:p/><text:p><text:tab/>fd[1] = open(argv[2], O_RDONLY);</text:p><text:p><text:tab/>if (fd[1] == -1) {<text:tab/>// error handling :: fd[1]</text:p><text:p><text:tab/><text:tab/>close(fd[0]);</text:p><text:p><text:tab/><text:tab/>perror("open[infile2]");</text:p><text:p><text:tab/><text:tab/>exit(-1);</text:p><text:p><text:tab/>}</text:p><text:p/><text:p><text:tab/>fd[2] = open(outf, opflags, opmode);</text:p><text:p><text:tab/>if (fd[2] == -1) {<text:tab/>// error handling :: fd[2]</text:p><text:p><text:tab/><text:tab/>close(fd[0]); close(fd[1]);</text:p><text:p><text:tab/><text:tab/>perror("open[outfile]");</text:p><text:p><text:tab/><text:tab/>exit(-1);</text:p><text:p><text:tab/>}</text:p><text:p/><text:p/></draw:text-box></draw:frame></text:p>
      <text:p text:style-name="P11"/>
      <text:p text:style-name="P11"/>
      <text:p text:style-name="P11"/>
      <text:p text:style-name="P11"/>
      <text:p text:style-name="P11"/>
      <text:p text:style-name="P11"/>
      <text:p text:style-name="P11"/>
      <text:p text:style-name="P28">[show writep() implementation code + description]</text:p>
      <text:p text:style-name="P11"><draw:frame text:anchor-type="paragraph" draw:z-index="0" draw:name="Shape1" draw:style-name="gr1" draw:text-style-name="P33" svg:width="7.5213in" svg:height="4.8622in" svg:x="0.0043in" svg:y="0.172in"><draw:text-box><text:p>ssize_t writep( int fd, const void* buf, size_t size )</text:p><text:p>{</text:p><text:p><text:tab/>/* <text:s/>EINTR <text:s text:c="10"/>Interrupted function call</text:p><text:p><text:tab/> * <text:s/>EIO <text:s text:c="12"/>Input/output error</text:p><text:p><text:tab/> * <text:s/>EAGAIN <text:s text:c="9"/>Resource temporarily unavailable</text:p><text:p><text:tab/> */</text:p><text:p/><text:p><text:s text:c="4"/>ssize_t numWritten;<text:tab/><text:tab/><text:tab/>// bytes actually written</text:p><text:p><text:s text:c="4"/>while (size &gt; 0) {<text:tab/><text:tab/><text:tab/>// while there is something to write</text:p><text:p><text:s text:c="8"/></text:p><text:p><text:s text:c="8"/>do {<text:tab/><text:tab/><text:tab/><text:tab/>// write to file at least once, retry on error</text:p><text:p><text:s text:c="13"/>numWritten = write(fd, buf, size);</text:p><text:p><text:s text:c="8"/>} while ( (numWritten &lt; 0) &amp;&amp; (errno == EINTR || errno == EAGAIN) );</text:p><text:p><text:s text:c="8"/></text:p><text:p><text:s text:c="8"/>if (numWritten &lt; 0) {<text:tab/>// in case of other error</text:p><text:p><text:s text:c="12"/>return numWritten;<text:tab/>// return the actual value from write()</text:p><text:p><text:tab/>}</text:p><text:p/><text:p><text:s text:c="8"/>size -= numWritten; <text:tab/>// in case of incomplete write, continue again until size = 0</text:p><text:p><text:s text:c="8"/>buf += numWritten;<text:tab/>// move pointer to the right offset</text:p><text:p><text:s text:c="4"/>}</text:p><text:p><text:s text:c="4"/>return 0;</text:p><text:p>}</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Από τα manpages της write παίρνουμε (man 2 write):</text:p>
      <text:p text:style-name="P15"/>
      <text:p text:style-name="P15">The number of bytes written may be less than count if, for example, there <text:s/>is <text:s/>insufficient <text:s/>space <text:s/>on the underlying physical medium, or the RLIMIT_FSIZE resource limit is <text:s/>encountered <text:s/>(see setrlimit(2)), <text:s/>or <text:s/>the call was interrupted by a signal handler after having written less than count bytes.</text:p>
      <text:p text:style-name="P15"/>
      <text:p text:style-name="P15">Για να αντιμετωπίσουμε τον παραπάνω κίνδυνο, άρα να είμαστε σίγουροι ότι θα γραφτούν όλοι οι χαρακτήρες που διαβάστηκαν με τη read() και υπάρχουν στον buffer, δημιουργήσαμε τη συνάρτηση writep, η οποία υποχρεώνει να γραφτούν όλοι οι χαρακτήρες του buffer στο αρχείο. </text:p>
      <text:p text:style-name="P15">Ξέροντας το συνολικό size που θέλουμε να γράψουμε αν η write γράψει κάτι λιγότερο από αυτό, εφαρμόζεται επαναληπτικά <text:span text:style-name="T8">σε loop </text:span>μέχρι να γραφτούν όλοι οι χαρακτήρες, καθώς επίσης και αν για κάποιο λόγο υπάρξει σφάλμα κατά το write() <text:span text:style-name="T9">υποχρεώνουμε να ξαναγίνει προσπάθεια για write</text:span>.</text:p>
      <text:p text:style-name="P11"/>
      <text:p text:style-name="P11"/>
      <text:p text:style-name="P11"/>
      <text:p text:style-name="P16"/>
      <text:p text:style-name="P16"/>
      <text:p text:style-name="P16"/>
      <text:p text:style-name="P16"/>
      <text:p text:style-name="P16"/>
      <text:p text:style-name="P29">[import fconc.c]</text:p>
      <text:p text:style-name="P17"><text:span text:style-name="T9">Με βάση τα παραπανω, ο</text:span> συνολικός κώδικας της fconc.c έχει ως εξής:</text:p>
      <text:p text:style-name="P17"/>
      <text:p text:style-name="P17">#include &lt;stdio.h&gt;</text:p>
      <text:p text:style-name="P17">#include &lt;unistd.h&gt;</text:p>
      <text:p text:style-name="P17">#include &lt;fcntl.h&gt;</text:p>
      <text:p text:style-name="P17">#include &lt;string.h&gt;<text:tab/><text:tab/>/* strcmp */</text:p>
      <text:p text:style-name="P17">#include &lt;stdlib.h&gt; <text:tab/><text:tab/>/* exit<text:tab/> <text:s/>*/</text:p>
      <text:p text:style-name="P17">#include &lt;errno.h&gt;</text:p>
      <text:p text:style-name="P17"/>
      <text:p text:style-name="P17">// ==================</text:p>
      <text:p text:style-name="P17">void usage(void);</text:p>
      <text:p text:style-name="P17">void warning(void);</text:p>
      <text:p text:style-name="P17">ssize_t writep( int fd, const void* buf, size_t size );</text:p>
      <text:p text:style-name="P17"/>
      <text:p text:style-name="P17">// ==================</text:p>
      <text:p text:style-name="P17">#ifndef BUFSIZE<text:tab/><text:tab/><text:tab/>// allow gcc to override size using -DBUFSIZE &lt;SIZE&gt;</text:p>
      <text:p text:style-name="P17">#define BUFSIZE 1024</text:p>
      <text:p text:style-name="P17">#endif</text:p>
      <text:p text:style-name="P17">// ==================</text:p>
      <text:p text:style-name="P17"/>
      <text:p text:style-name="P17">int main( int argc, char *argv[] )</text:p>
      <text:p text:style-name="P17">{</text:p>
      <text:p text:style-name="P17"><text:tab/>if ((argc != 3 &amp;&amp; argc != 4) || strcmp(argv[1], "--help") == 0) {</text:p>
      <text:p text:style-name="P17"><text:tab/><text:tab/>usage();</text:p>
      <text:p text:style-name="P17"><text:tab/>}</text:p>
      <text:p text:style-name="P17"><text:tab/>char *outf = "fconc.out";</text:p>
      <text:p text:style-name="P17"><text:tab/>if (argc == 4) { </text:p>
      <text:p text:style-name="P17"><text:tab/><text:tab/>outf = argv[3];</text:p>
      <text:p text:style-name="P17"><text:tab/><text:tab/>if ( (strcmp(argv[3], argv[2]) == 0 || strcmp(argv[3], argv[1]) == 0) ) {</text:p>
      <text:p text:style-name="P17"><text:tab/><text:tab/><text:tab/>warning();</text:p>
      <text:p text:style-name="P17"><text:tab/><text:tab/><text:tab/>// Warning: outfile is the same as one of its input file</text:p>
      <text:p text:style-name="P17"><text:tab/><text:tab/><text:tab/>// print Warning, and ask user to give an alternative output filename</text:p>
      <text:p text:style-name="P17"><text:tab/><text:tab/>}</text:p>
      <text:p text:style-name="P17"><text:tab/>}</text:p>
      <text:p text:style-name="P17"/>
      <text:p text:style-name="P17"><text:tab/>int fd[3] = {0, 0, 0};<text:tab/><text:tab/>/* file descriptors */</text:p>
      <text:p text:style-name="P17"><text:tab/>int opflags = O_CREAT <text:s text:c="2"/><text:tab/><text:tab/>/* create */</text:p>
      <text:p text:style-name="P17"><text:tab/><text:tab/><text:tab/>| O_WRONLY<text:tab/>/* write only */</text:p>
      <text:p text:style-name="P17"><text:tab/><text:tab/><text:tab/>| O_APPEND;<text:tab/>/* append: set file offset at end-of-file */</text:p>
      <text:p text:style-name="P17"><text:tab/>//<text:tab/><text:tab/>| O_TRUNC; <text:tab/>// TRUNCATE existing file to zero length (we <text:tab/><text:tab/><text:tab/><text:tab/><text:tab/><text:tab/><text:tab/>//might need to use this flag)</text:p>
      <text:p text:style-name="P17"><text:tab/>mode_t opmode = 0666; <text:tab/><text:tab/>/* rw-rw-rw */</text:p>
      <text:p text:style-name="P17"><text:tab/>ssize_t numRead; <text:tab/><text:tab/><text:tab/>// bytes succesfully read</text:p>
      <text:p text:style-name="P17"><text:tab/></text:p>
      <text:p text:style-name="P17"><text:tab/>char buffer[BUFSIZE];</text:p>
      <text:p text:style-name="P17"/>
      <text:p text:style-name="P17"><text:tab/>// open() </text:p>
      <text:p text:style-name="P17"><text:tab/>fd[0] = open(argv[1], O_RDONLY);</text:p>
      <text:p text:style-name="P17"><text:tab/>if (fd[0] == -1) {<text:tab/>// error handling :: fd[0]</text:p>
      <text:p text:style-name="P17"><text:tab/><text:tab/>perror("open[infile1]");</text:p>
      <text:p text:style-name="P17"><text:tab/><text:tab/>exit(-1);</text:p>
      <text:p text:style-name="P17"><text:tab/>}</text:p>
      <text:p text:style-name="P17"><text:soft-page-break/><text:tab/>fd[1] = open(argv[2], O_RDONLY);</text:p>
      <text:p text:style-name="P17"><text:tab/>if (fd[1] == -1) {<text:tab/>// error handling :: fd[1]</text:p>
      <text:p text:style-name="P17"><text:tab/><text:tab/>close(fd[0]);</text:p>
      <text:p text:style-name="P17"><text:tab/><text:tab/>perror("open[infile2]");</text:p>
      <text:p text:style-name="P17"><text:tab/><text:tab/>exit(-1);</text:p>
      <text:p text:style-name="P17"><text:tab/>}</text:p>
      <text:p text:style-name="P17"/>
      <text:p text:style-name="P17"><text:tab/>fd[2] = open(outf, opflags, opmode);</text:p>
      <text:p text:style-name="P17"><text:tab/>if (fd[2] == -1) {<text:tab/>// error handling :: fd[2]</text:p>
      <text:p text:style-name="P17"><text:tab/><text:tab/>close(fd[0]); close(fd[1]);</text:p>
      <text:p text:style-name="P17"><text:tab/><text:tab/>perror("open[outfile]");</text:p>
      <text:p text:style-name="P17"><text:tab/><text:tab/>exit(-1);</text:p>
      <text:p text:style-name="P17"><text:tab/>}</text:p>
      <text:p text:style-name="P17"><text:tab/>/*</text:p>
      <text:p text:style-name="P17"><text:tab/><text:tab/>man 2 write: </text:p>
      <text:p text:style-name="P17"><text:tab/><text:tab/>The number of bytes written may be less than count if, for example,</text:p>
      <text:p text:style-name="P17"><text:tab/><text:tab/>there <text:s/>is <text:s/>insufficient <text:s/>space <text:s/>on the underlying physical</text:p>
      <text:p text:style-name="P17"><text:tab/> <text:s text:c="7"/>medium, or the RLIMIT_FSIZE resource limit is <text:s/>encountered <text:s/>(see</text:p>
      <text:p text:style-name="P17"><text:tab/> <text:s text:c="7"/>setrlimit(2)), <text:s/>or <text:s/>the call was interrupted by a signal handler</text:p>
      <text:p text:style-name="P17"><text:tab/> <text:s text:c="7"/>after having written less than count bytes.</text:p>
      <text:p text:style-name="P17"><text:tab/> <text:s text:c="3"/><text:tab/>Thus we provide a wrapper, which is persistent.</text:p>
      <text:p text:style-name="P17"><text:tab/>*/</text:p>
      <text:p text:style-name="P17"/>
      <text:p text:style-name="P17"><text:tab/>// read() / write() [infile1]</text:p>
      <text:p text:style-name="P17"><text:tab/>while((numRead = read(fd[0], buffer, BUFSIZE)) &gt; 0) {</text:p>
      <text:p text:style-name="P17"><text:tab/><text:tab/>// 0 indicates EOF</text:p>
      <text:p text:style-name="P17"><text:tab/><text:tab/>writep(fd[2], buffer, (size_t)numRead);</text:p>
      <text:p text:style-name="P17"><text:tab/>}</text:p>
      <text:p text:style-name="P17"/>
      <text:p text:style-name="P17"><text:tab/>// read() / write() [infile2]</text:p>
      <text:p text:style-name="P17"><text:tab/>while((numRead = read(fd[1], buffer, BUFSIZE)) &gt; 0) {</text:p>
      <text:p text:style-name="P17"><text:tab/><text:tab/>// 0 indicates EOF</text:p>
      <text:p text:style-name="P17"><text:tab/><text:tab/>writep(fd[2], buffer, (size_t)numRead);</text:p>
      <text:p text:style-name="P17"><text:tab/>}</text:p>
      <text:p text:style-name="P17"/>
      <text:p text:style-name="P17"><text:tab/>// close()</text:p>
      <text:p text:style-name="P17"><text:tab/>int cnt;</text:p>
      <text:p text:style-name="P17"><text:tab/>for (cnt = 0; cnt &lt; 3; cnt++) {</text:p>
      <text:p text:style-name="P17"><text:tab/><text:tab/>if (close(fd[cnt]) == -1) {</text:p>
      <text:p text:style-name="P17"><text:tab/> <text:tab/> <text:s/>perror("close");</text:p>
      <text:p text:style-name="P17"><text:tab/><text:tab/> <text:s/>exit(-1); </text:p>
      <text:p text:style-name="P17"><text:tab/><text:tab/>}</text:p>
      <text:p text:style-name="P17"><text:tab/>}</text:p>
      <text:p text:style-name="P17"/>
      <text:p text:style-name="P17"><text:tab/>return 0;</text:p>
      <text:p text:style-name="P17">}</text:p>
      <text:p text:style-name="P17"/>
      <text:p text:style-name="P17"/>
      <text:p text:style-name="P17"/>
      <text:p text:style-name="P17"/>
      <text:p text:style-name="P17"/>
      <text:p text:style-name="P17"/>
      <text:p text:style-name="P17"/>
      <text:p text:style-name="P30">void usage( void )<text:tab/>// prints help message to STDOUT</text:p>
      <text:p text:style-name="P17">{</text:p>
      <text:p text:style-name="P17"><text:tab/>printf ("Usage: ./fconc &lt;infile1&gt; &lt;infile2&gt; [&lt;outfile&gt;]\n");</text:p>
      <text:p text:style-name="P17"><text:tab/>exit(0);</text:p>
      <text:p text:style-name="P17">}</text:p>
      <text:p text:style-name="P17"/>
      <text:p text:style-name="P17">void warning(void){</text:p>
      <text:p text:style-name="P17"><text:tab/>printf("Warning: outfile is the same as one of the input file\n");</text:p>
      <text:p text:style-name="P17"><text:tab/>printf("Please give alternative output file name\n");</text:p>
      <text:p text:style-name="P17"><text:tab/>exit(0);</text:p>
      <text:p text:style-name="P17">}</text:p>
      <text:p text:style-name="P17"/>
      <text:p text:style-name="P17">ssize_t writep( int fd, const void* buf, size_t size )</text:p>
      <text:p text:style-name="P17">{</text:p>
      <text:p text:style-name="P17"><text:tab/>/* <text:s/>EINTR <text:s text:c="10"/>Interrupted function call</text:p>
      <text:p text:style-name="P17"><text:tab/> * <text:s/>EIO <text:s text:c="12"/>Input/output error</text:p>
      <text:p text:style-name="P17"><text:tab/> * <text:s/>EAGAIN <text:s text:c="9"/>Resource temporarily unavailable</text:p>
      <text:p text:style-name="P17"><text:tab/> */</text:p>
      <text:p text:style-name="P17"/>
      <text:p text:style-name="P17"><text:s text:c="4"/>ssize_t numWritten;<text:tab/><text:tab/><text:tab/>// bytes actually written</text:p>
      <text:p text:style-name="P17"><text:s text:c="4"/>while (size &gt; 0) {<text:tab/><text:tab/><text:tab/>// while there is something to write</text:p>
      <text:p text:style-name="P17"><text:s text:c="8"/></text:p>
      <text:p text:style-name="P17"><text:s text:c="8"/>do {<text:tab/><text:tab/><text:tab/><text:tab/>// write to file at least once, retry on error</text:p>
      <text:p text:style-name="P17"><text:s text:c="13"/>numWritten = write(fd, buf, size);</text:p>
      <text:p text:style-name="P17"><text:s text:c="8"/>} while ( (numWritten &lt; 0) &amp;&amp; (errno == EINTR || errno == EAGAIN) );</text:p>
      <text:p text:style-name="P17"><text:s text:c="8"/></text:p>
      <text:p text:style-name="P17"><text:s text:c="8"/>if (numWritten &lt; 0) {<text:tab/>// in case of other error</text:p>
      <text:p text:style-name="P17"><text:s text:c="12"/>return numWritten;<text:tab/>// return the actual value from write()</text:p>
      <text:p text:style-name="P17"><text:tab/>}</text:p>
      <text:p text:style-name="P17"/>
      <text:p text:style-name="P17"><text:s text:c="8"/>size -= numWritten; <text:tab/>// in case of incomplete write, continue again until size = 0</text:p>
      <text:p text:style-name="P17"><text:s text:c="8"/>buf += numWritten;<text:tab/>// move pointer to the right offset</text:p>
      <text:p text:style-name="P17"><text:s text:c="4"/>}</text:p>
      <text:p text:style-name="P17"><text:s text:c="4"/>return 0;</text:p>
      <text:p text:style-name="P17">}</text:p>
      <text:p text:style-name="P17"/>
      <text:p text:style-name="P17"/>
      <text:p text:style-name="P31">[ενδεικτικές εκτελέσεις του fconc]</text:p>
      <text:p text:style-name="P18">$ ls</text:p>
      <text:p text:style-name="P18">fconc <text:s text:c="3"/>fconc.o <text:s text:c="3"/>in1.txt <text:s/>Makefile <text:s/>out3.out</text:p>
      <text:p text:style-name="P18">fconc.c <text:s/>fconc.out <text:s/>in2.txt <text:s/>notes <text:s text:c="4"/>strace.out</text:p>
      <text:p text:style-name="P18"/>
      <text:p text:style-name="P18">$ cat in1.txt</text:p>
      <text:p text:style-name="P18">This is a test!</text:p>
      <text:p text:style-name="P18"/>
      <text:p text:style-name="P18">$ cat in2.txt </text:p>
      <text:p text:style-name="P18">This is fun!</text:p>
      <text:p text:style-name="P18"/>
      <text:p text:style-name="P18">$ ./fconc –help</text:p>
      <text:p text:style-name="P18">Usage: ./fconc &lt;infile1&gt; &lt;infile2&gt; [&lt;outfile&gt;]</text:p>
      <text:p text:style-name="P18"/>
      <text:p text:style-name="P18">$ ./fconc in1.txt</text:p>
      <text:p text:style-name="P18">Usage: ./fconc &lt;infile1&gt; &lt;infile2&gt; [&lt;outfile&gt;]</text:p>
      <text:p text:style-name="P18"/>
      <text:p text:style-name="P18">$ ./fconc in1.txt in2.txt in2.txt </text:p>
      <text:p text:style-name="P18">Warning: outfile is the same as one of the input file</text:p>
      <text:p text:style-name="P18">Please give alternative output file name</text:p>
      <text:p text:style-name="P18"/>
      <text:p text:style-name="P18">$ ./fconc in1.txt in2.txt</text:p>
      <text:p text:style-name="P18"/>
      <text:p text:style-name="P18">$ cat fconc.out</text:p>
      <text:p text:style-name="P18">This is a test!</text:p>
      <text:p text:style-name="P18">This is fun!</text:p>
      <text:p text:style-name="P11"/>
      <text:p text:style-name="P11">[strace output]</text:p>
      <text:p text:style-name="P20"/>
      <text:p text:style-name="P20">Το output της εκτέλεσης της εντολής ./fconc in1.txt in2.txt είναι:</text:p>
      <text:p text:style-name="P11"/>
      <text:p text:style-name="P11">execve("./fconc", ["./fconc", "in1.txt", "in2.txt"], [/* 20 vars */]) = 0 &lt;0.000251&gt;</text:p>
      <text:p text:style-name="P11">brk(0) <text:s text:c="33"/>= 0x1ec8000 &lt;0.000011&gt;</text:p>
      <text:p text:style-name="P11">access("/etc/ld.so.nohwcap", F_OK) <text:s text:c="5"/>= -1 ENOENT (No such file or directory) &lt;0.000013&gt;</text:p>
      <text:p text:style-name="P11">mmap(NULL, 8192, PROT_READ|PROT_WRITE, MAP_PRIVATE|MAP_ANONYMOUS, -1, 0) = 0x7fe8ccdb6000 &lt;0.000010&gt;</text:p>
      <text:p text:style-name="P11">access("/etc/ld.so.preload", R_OK) <text:s text:c="5"/>= -1 ENOENT (No such file or directory) &lt;0.000010&gt;</text:p>
      <text:p text:style-name="P11">open("/etc/ld.so.cache", O_RDONLY|O_CLOEXEC) = 3 &lt;0.000013&gt;</text:p>
      <text:p text:style-name="P11">fstat(3, {st_mode=S_IFREG|0644, st_size=29766, ...}) = 0 &lt;0.000009&gt;</text:p>
      <text:p text:style-name="P11">mmap(NULL, 29766, PROT_READ, MAP_PRIVATE, 3, 0) = 0x7fe8ccdae000 &lt;0.000009&gt;</text:p>
      <text:p text:style-name="P11">close(3) <text:s text:c="31"/>= 0 &lt;0.000008&gt;</text:p>
      <text:p text:style-name="P11">access("/etc/ld.so.nohwcap", F_OK) <text:s text:c="5"/>= -1 ENOENT (No such file or directory) &lt;0.000010&gt;</text:p>
      <text:p text:style-name="P11">open("/lib/x86_64-linux-gnu/libc.so.6", O_RDONLY|O_CLOEXEC) = 3 &lt;0.000014&gt;</text:p>
      <text:p text:style-name="P11">read(3, "\177ELF\2\1\1\3\0\0\0\0\0\0\0\0\3\0&gt;\0\1\0\0\0P\34\2\0\0\0\0\0"..., 832) = 832 &lt;0.000009&gt;</text:p>
      <text:p text:style-name="P11">fstat(3, {st_mode=S_IFREG|0755, st_size=1738176, ...}) = 0 &lt;0.000008&gt;</text:p>
      <text:p text:style-name="P11">mmap(NULL, 3844640, PROT_READ|PROT_EXEC, MAP_PRIVATE|MAP_DENYWRITE, 3, 0) = 0x7fe8cc7ed000 &lt;0.000012&gt;</text:p>
      <text:p text:style-name="P11">mprotect(0x7fe8cc98e000, 2097152, PROT_NONE) = 0 &lt;0.000019&gt;</text:p>
      <text:p text:style-name="P11"><text:soft-page-break/>mmap(0x7fe8ccb8e000, 24576, PROT_READ|PROT_WRITE, MAP_PRIVATE|MAP_FIXED|MAP_DENYWRITE, 3, 0x1a1000) = 0x7fe8ccb8e000 &lt;0.000014&gt;</text:p>
      <text:p text:style-name="P11">mmap(0x7fe8ccb94000, 14880, PROT_READ|PROT_WRITE, MAP_PRIVATE|MAP_FIXED|MAP_ANONYMOUS, -1, 0) = 0x7fe8ccb94000 &lt;0.000011&gt;</text:p>
      <text:p text:style-name="P11">close(3) <text:s text:c="31"/>= 0 &lt;0.000008&gt;</text:p>
      <text:p text:style-name="P11">mmap(NULL, 4096, PROT_READ|PROT_WRITE, MAP_PRIVATE|MAP_ANONYMOUS, -1, 0) = 0x7fe8ccdad000 &lt;0.000009&gt;</text:p>
      <text:p text:style-name="P11">mmap(NULL, 4096, PROT_READ|PROT_WRITE, MAP_PRIVATE|MAP_ANONYMOUS, -1, 0) = 0x7fe8ccdac000 &lt;0.000010&gt;</text:p>
      <text:p text:style-name="P11">mmap(NULL, 4096, PROT_READ|PROT_WRITE, MAP_PRIVATE|MAP_ANONYMOUS, -1, 0) = 0x7fe8ccdab000 &lt;0.000009&gt;</text:p>
      <text:p text:style-name="P11">arch_prctl(ARCH_SET_FS, 0x7fe8ccdac700) = 0 &lt;0.000008&gt;</text:p>
      <text:p text:style-name="P11">mprotect(0x7fe8ccb8e000, 16384, PROT_READ) = 0 &lt;0.000012&gt;</text:p>
      <text:p text:style-name="P11">mprotect(0x7fe8ccdb8000, 4096, PROT_READ) = 0 &lt;0.000013&gt;</text:p>
      <text:p text:style-name="P11">munmap(0x7fe8ccdae000, 29766) <text:s text:c="10"/>= 0 &lt;0.000016&gt;</text:p>
      <text:p text:style-name="P11">open("in1.txt", O_RDONLY) <text:s text:c="14"/>= 3 &lt;0.000012&gt;</text:p>
      <text:p text:style-name="P11">open("in2.txt", O_RDONLY) <text:s text:c="14"/>= 4 &lt;0.000011&gt;</text:p>
      <text:p text:style-name="P11">open("fconc.out", O_WRONLY|O_CREAT|O_APPEND, 0666) = 5 &lt;0.000013&gt;</text:p>
      <text:p text:style-name="P11">read(3, "This is a test!\n", 1024) <text:s text:c="5"/>= 16 &lt;0.000009&gt;</text:p>
      <text:p text:style-name="P11">write(5, "This is a test!\n", 16) <text:s text:c="6"/>= 16 &lt;0.000020&gt;</text:p>
      <text:p text:style-name="P11">read(3, "", 1024) <text:s text:c="22"/>= 0 &lt;0.000008&gt;</text:p>
      <text:p text:style-name="P11">read(4, "This is fun!\n", 1024) <text:s text:c="8"/>= 13 &lt;0.000009&gt;</text:p>
      <text:p text:style-name="P11">write(5, "This is fun!\n", 13) <text:s text:c="9"/>= 13 &lt;0.000012&gt;</text:p>
      <text:p text:style-name="P11">read(4, "", 1024) <text:s text:c="22"/>= 0 &lt;0.000008&gt;</text:p>
      <text:p text:style-name="P11">close(3) <text:s text:c="31"/>= 0 &lt;0.000009&gt;</text:p>
      <text:p text:style-name="P11">close(4) <text:s text:c="31"/>= 0 &lt;0.000009&gt;</text:p>
      <text:p text:style-name="P11">close(5) <text:s text:c="31"/>= 0 &lt;0.000009&gt;</text:p>
      <text:p text:style-name="P11">exit_group(0) <text:s text:c="26"/>= ?</text:p>
      <text:p text:style-name="P11">+++ exited with 0 +++</text:p>
      <text:p text:style-name="P11">% time <text:s text:c="4"/>seconds <text:s/>usecs/call <text:s text:c="4"/>calls <text:s text:c="3"/>errors syscall</text:p>
      <text:p text:style-name="P11">------ ----------- ----------- --------- --------- ----------------</text:p>
      <text:p text:style-name="P11"><text:s text:c="2"/>0.00 <text:s text:c="3"/>0.000000 <text:s text:c="10"/>0 <text:s text:c="8"/>5 <text:s text:c="10"/>read</text:p>
      <text:p text:style-name="P11"><text:s text:c="2"/>0.00 <text:s text:c="3"/>0.000000 <text:s text:c="10"/>0 <text:s text:c="8"/>2 <text:s text:c="10"/>write</text:p>
      <text:p text:style-name="P11"><text:s text:c="2"/>0.00 <text:s text:c="3"/>0.000000 <text:s text:c="10"/>0 <text:s text:c="8"/>5 <text:s text:c="10"/>open</text:p>
      <text:p text:style-name="P11"><text:s text:c="2"/>0.00 <text:s text:c="3"/>0.000000 <text:s text:c="10"/>0 <text:s text:c="8"/>5 <text:s text:c="10"/>close</text:p>
      <text:p text:style-name="P11"><text:s text:c="2"/>0.00 <text:s text:c="3"/>0.000000 <text:s text:c="10"/>0 <text:s text:c="8"/>2 <text:s text:c="10"/>fstat</text:p>
      <text:p text:style-name="P11"><text:s text:c="2"/>0.00 <text:s text:c="3"/>0.000000 <text:s text:c="10"/>0 <text:s text:c="8"/>8 <text:s text:c="10"/>mmap</text:p>
      <text:p text:style-name="P11"><text:s text:c="2"/>0.00 <text:s text:c="3"/>0.000000 <text:s text:c="10"/>0 <text:s text:c="8"/>3 <text:s text:c="10"/>mprotect</text:p>
      <text:p text:style-name="P11"><text:s text:c="2"/>0.00 <text:s text:c="3"/>0.000000 <text:s text:c="10"/>0 <text:s text:c="8"/>1 <text:s text:c="10"/>munmap</text:p>
      <text:p text:style-name="P11"><text:s text:c="2"/>0.00 <text:s text:c="3"/>0.000000 <text:s text:c="10"/>0 <text:s text:c="8"/>1 <text:s text:c="10"/>brk</text:p>
      <text:p text:style-name="P11"><text:s text:c="2"/>0.00 <text:s text:c="3"/>0.000000 <text:s text:c="10"/>0 <text:s text:c="8"/>3 <text:s text:c="8"/>3 access</text:p>
      <text:p text:style-name="P11"><text:s text:c="2"/>0.00 <text:s text:c="3"/>0.000000 <text:s text:c="10"/>0 <text:s text:c="8"/>1 <text:s text:c="10"/>execve</text:p>
      <text:p text:style-name="P11"><text:s text:c="2"/>0.00 <text:s text:c="3"/>0.000000 <text:s text:c="10"/>0 <text:s text:c="8"/>1 <text:s text:c="10"/>arch_prctl</text:p>
      <text:p text:style-name="P11">------ ----------- ----------- --------- --------- ----------------</text:p>
      <text:p text:style-name="P11">100.00 <text:s text:c="3"/>0.000000 <text:s text:c="19"/>37 <text:s text:c="8"/>3 total</text:p>
      <text:p text:style-name="P11"/>
      <text:p text:style-name="P19">Όπως φαίνεται το κομμάτι που μας ενδιαφέρει άμεσα και αναφέρεται στις κλήσεις συστήματος του κώδικα μας, είναι από την γραμμή --<text:span text:style-name="T4">open("in1.txt", O_RDONLY) <text:s text:c="14"/>= 3 &lt;0.000012&gt;-- </text:span>και κάτ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8:43:58.673128553</meta:creation-date>
    <dc:date>2017-11-03T14:46:13.478384923</dc:date>
    <meta:editing-duration>PT1H24M46S</meta:editing-duration>
    <meta:editing-cycles>17</meta:editing-cycles>
    <meta:generator>LibreOffice/5.4.2.2.0$Linux_X86_64 LibreOffice_project/40m0$Build-2</meta:generator>
    <meta:document-statistic meta:table-count="0" meta:image-count="0" meta:object-count="0" meta:page-count="11" meta:paragraph-count="277" meta:word-count="1729" meta:character-count="12605" meta:non-whitespace-character-count="9972"/>
  </office:meta>
</office:document-meta>
</file>